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681f"/>
    </style:style>
    <style:style style:name="P2" style:family="paragraph" style:parent-style-name="Standard">
      <style:paragraph-properties fo:text-align="start" style:justify-single-word="false"/>
      <style:text-properties officeooo:paragraph-rsid="001340e1"/>
    </style:style>
    <style:style style:name="P3" style:family="paragraph" style:parent-style-name="Standard">
      <style:paragraph-properties fo:text-align="center" style:justify-single-word="false"/>
      <style:text-properties officeooo:rsid="000e681f" officeooo:paragraph-rsid="000e681f"/>
    </style:style>
    <style:style style:name="P4" style:family="paragraph" style:parent-style-name="Standard">
      <style:paragraph-properties fo:text-align="center" style:justify-single-word="false"/>
      <style:text-properties officeooo:rsid="000e681f" officeooo:paragraph-rsid="001a2431"/>
    </style:style>
    <style:style style:name="P5" style:family="paragraph" style:parent-style-name="Standard">
      <style:paragraph-properties fo:text-align="start" style:justify-single-word="false"/>
      <style:text-properties officeooo:rsid="000e681f" officeooo:paragraph-rsid="000e681f"/>
    </style:style>
    <style:style style:name="P6" style:family="paragraph" style:parent-style-name="Standard">
      <style:paragraph-properties fo:text-align="start" style:justify-single-word="false"/>
      <style:text-properties officeooo:rsid="0016cadd" officeooo:paragraph-rsid="001af246"/>
    </style:style>
    <style:style style:name="P7" style:family="paragraph" style:parent-style-name="Standard">
      <style:paragraph-properties fo:text-align="start" style:justify-single-word="false"/>
      <style:text-properties officeooo:rsid="001334f4" officeooo:paragraph-rsid="001334f4"/>
    </style:style>
    <style:style style:name="P8" style:family="paragraph" style:parent-style-name="Standard">
      <style:paragraph-properties fo:text-align="start" style:justify-single-word="false"/>
      <style:text-properties officeooo:rsid="001340e1" officeooo:paragraph-rsid="001340e1"/>
    </style:style>
    <style:style style:name="P9" style:family="paragraph" style:parent-style-name="Text_20_body">
      <style:text-properties officeooo:rsid="000e681f"/>
    </style:style>
    <style:style style:name="P10" style:family="paragraph" style:parent-style-name="Heading_20_1">
      <style:text-properties officeooo:paragraph-rsid="0018561d"/>
    </style:style>
    <style:style style:name="P11" style:family="paragraph" style:parent-style-name="Heading_20_1" style:list-style-name="">
      <style:text-properties officeooo:rsid="000e681f"/>
    </style:style>
    <style:style style:name="P12" style:family="paragraph" style:parent-style-name="Heading_20_1">
      <style:text-properties officeooo:rsid="001340e1"/>
    </style:style>
    <style:style style:name="P13" style:family="paragraph" style:parent-style-name="Heading_20_1">
      <style:paragraph-properties fo:break-before="page"/>
      <style:text-properties officeooo:rsid="000e681f"/>
    </style:style>
    <style:style style:name="P14" style:family="paragraph" style:parent-style-name="Heading_20_1">
      <style:paragraph-properties fo:break-before="page"/>
      <style:text-properties officeooo:rsid="001340e1"/>
    </style:style>
    <style:style style:name="T1" style:family="text">
      <style:text-properties officeooo:rsid="000e681f"/>
    </style:style>
    <style:style style:name="T2" style:family="text">
      <style:text-properties officeooo:rsid="000fec62"/>
    </style:style>
    <style:style style:name="T3" style:family="text">
      <style:text-properties officeooo:rsid="001340e1"/>
    </style:style>
    <style:style style:name="T4" style:family="text">
      <style:text-properties officeooo:rsid="0018561d"/>
    </style:style>
    <style:style style:name="T5" style:family="text">
      <style:text-properties officeooo:rsid="001a2431"/>
    </style:style>
    <style:style style:name="T6" style:family="text">
      <style:text-properties officeooo:rsid="001a2bd5"/>
    </style:style>
    <style:style style:name="T7" style:family="text">
      <style:text-properties officeooo:rsid="001af2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261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P<text:span text:style-name="T5">2</text:span></text:p>
      <text:p text:style-name="P3">Simutaltion d<text:span text:style-name="T5">u jeu sudoku</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résenté par</text:p>
      <text:p text:style-name="P4"><text:span text:style-name="T5">Anael Maubant. 1587069</text:span></text:p>
      <text:p text:style-name="P3">Alexandre Rose, 158097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5">26</text:span> <text:span text:style-name="T5">mars</text:span> 2013</text:p>
      <text:h text:style-name="P13" text:outline-level="1">Introduction</text:h>
      <text:p text:style-name="P5"/>
      <text:p text:style-name="P6"><text:span text:style-name="T7">Le but de ce laboratoire était vraisemblablement de nous faire apprendre à travailler dans un evironnement multi-thread. L'énoncé du labo nous permet de goûter à toutes sortes de difficultés de synchronisation à la sauce POSIX.</text:span></text:p>
      <text:p text:style-name="P5"/>
      <text:p text:style-name="P5"/>
      <text:h text:style-name="P10" text:outline-level="1"><text:span text:style-name="T1">Ré</text:span><text:span text:style-name="T4">p</text:span><text:span text:style-name="T1">onses aux questions:</text:span></text:h>
      <text:p text:style-name="P9"/>
      <text:p text:style-name="P5">1- <text:span text:style-name="T5">Oui tout à fait, car dans cette situation, le processeur principal dépenderais de la vitesse à laquelle les threads joueurs peuvent traiter l'information. Ainsi, il essaierait d'écrire dans la file 1 jusqu'à ce qu'aucun joueur ne soit en train de l'utiliser (ce qui pourrait causer un cas de famine, dans une mauvais implémentation). De la même manière le thread principal essaierait de lire un message dans la file 2 jusqu'à ce qu'un joueur en dépose un. Ainsi, l'architecture reviendrait à avoir une architecture simple thread puisque seulement une série <text:s/>“possibilité&gt;file1&gt;action&gt;file2&gt;gestion de réponse” ne serait permis à la fois et de manière séquentielle.</text:span></text:p>
      <text:p text:style-name="P5"/>
      <text:p text:style-name="P5">2- <text:span text:style-name="T6">On doit implémenter la réception du signal de cancellation afin que je joueur libère ses ressources puis se termine gracieusement... Anael à toi de continuer :P</text:span></text:p>
      <text:p text:style-name="P5"/>
      <text:h text:style-name="P11" text:outline-level="1"/>
      <text:h text:style-name="P13" text:outline-level="1">Difficultés rencontrées:</text:h>
      <text:p text:style-name="P5"/>
      <text:p text:style-name="P1"><text:span text:style-name="T2"/></text:p>
      <text:p text:style-name="P7"/>
      <text:p text:style-name="P8"/>
      <text:h text:style-name="P14" text:outline-level="1"><text:span text:style-name="T7">Critique et améliorations</text:span>:</text:h>
      <text:p text:style-name="P8"/>
      <text:h text:style-name="P12" text:outline-level="1">Conclusion</text:h>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e Rose</meta:initial-creator>
    <meta:creation-date>2013-02-18T13:21:21</meta:creation-date>
    <dc:date>2013-03-25T23:27:16</dc:date>
    <dc:creator>Alexandre Rose</dc:creator>
    <meta:editing-duration>PT00H53M42S</meta:editing-duration>
    <meta:editing-cycles>11</meta:editing-cycles>
    <meta:generator>OpenOffice.org/3.2$Unix OpenOffice.org_project/320m19$Build-9505</meta:generator>
    <meta:document-statistic meta:table-count="0" meta:image-count="0" meta:object-count="0" meta:page-count="4" meta:paragraph-count="15" meta:word-count="193" meta:character-count="1256"/>
  </office:meta>
</office:document-meta>
</file>